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cdb0cb" draw:textarea-horizontal-align="justify" draw:textarea-vertical-align="middle" draw:auto-grow-height="false" fo:min-height="8.898cm" fo:min-width="21.8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98cm" fo:min-width="1.2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7.298cm" fo:min-width="21.8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95cm" fo:min-width="4.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6.498cm" fo:min-width="7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0.898cm" fo:min-width="10.448cm" fo:padding-top="0.151cm" fo:padding-bottom="0.151cm" fo:padding-left="0.276cm" fo:padding-right="0.276cm"/>
    </style:style>
    <style:style style:name="gr7" style:family="graphic" style:parent-style-name="standard">
      <style:graphic-properties svg:stroke-color="#808080" draw:fill-color="#eeeeee" draw:textarea-horizontal-align="justify" draw:textarea-vertical-align="middle" draw:auto-grow-height="false" fo:min-height="0.95cm" fo:min-width="3.3cm"/>
    </style:style>
    <style:style style:name="gr8" style:family="graphic" style:parent-style-name="standard">
      <style:graphic-properties svg:stroke-color="#808080" draw:fill-color="#eeeeee" draw:textarea-horizontal-align="justify" draw:textarea-vertical-align="middle" draw:auto-grow-height="false" fo:min-height="0.95cm" fo:min-width="3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10" style:family="graphic" style:parent-style-name="objectwithoutfill">
      <style:graphic-properties svg:stroke-width="0.053cm" draw:marker-start="Arrow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2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1.64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16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298cm" fo:min-width="0.648cm" fo:padding-top="0.151cm" fo:padding-bottom="0.151cm" fo:padding-left="0.276cm" fo:padding-right="0.276cm"/>
    </style:style>
    <style:style style:name="gr18" style:family="graphic" style:parent-style-name="standard">
      <style:graphic-properties svg:stroke-color="#808080" draw:fill-color="#eeeeee" draw:textarea-horizontal-align="justify" draw:textarea-vertical-align="middle" draw:auto-grow-height="false" fo:min-height="0.55cm" fo:min-width="3.1cm"/>
    </style:style>
    <style:style style:name="gr19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1.5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6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2.848cm" fo:padding-top="0.151cm" fo:padding-bottom="0.151cm" fo:padding-left="0.276cm" fo:padding-right="0.276cm"/>
    </style:style>
    <style:style style:name="gr2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cdb0c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6f4d5"/>
      <style:paragraph-properties fo:text-align="center"/>
    </style:style>
    <style:style style:name="P4" style:family="paragraph">
      <loext:graphic-properties draw:fill-color="#fbc1f7"/>
      <style:paragraph-properties fo:text-align="center"/>
    </style:style>
    <style:style style:name="P5" style:family="paragraph">
      <loext:graphic-properties draw:fill-color="#a5c9f4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6pt"/>
    </style:style>
    <style:style style:name="P9" style:family="paragraph">
      <loext:graphic-properties draw:fill-color="#eeeeee"/>
      <style:paragraph-properties fo:text-align="center"/>
      <style:text-properties fo:font-size="16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bc1f7"/>
      <style:paragraph-properties fo:text-align="center"/>
    </style:style>
    <style:style style:name="P13" style:family="paragraph"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P14" style:family="paragraph">
      <loext:graphic-properties draw:fill="none" draw:fill-color="#ffffff"/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P15" style:family="paragraph">
      <style:text-properties fo:color="#2b7ed2" fo:font-size="22pt" fo:font-style="italic" fo:background-color="transparent" style:font-size-asian="22pt" style:font-style-asian="italic" style:font-size-complex="22pt" style:font-style-complex="italic"/>
    </style:style>
    <style:style style:name="P16" style:family="paragraph">
      <loext:graphic-properties draw:fill="none" draw:fill-color="#ffffff"/>
      <style:text-properties fo:color="#2b7ed2" fo:font-size="22pt" fo:font-style="italic" fo:background-color="transparent" style:font-size-asian="22pt" style:font-style-asian="italic" style:font-size-complex="22pt" style:font-style-complex="italic"/>
    </style:style>
    <style:style style:name="P1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T4" style:family="text">
      <style:text-properties fo:color="#2b7ed2" fo:font-size="22pt" fo:font-style="italic" fo:background-color="transparent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22.4cm" svg:height="9.2cm" svg:x="1.2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1.2cm" svg:x="24.8cm" svg:y="6.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4cm" svg:height="7.6cm" svg:x="1.2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.2cm" svg:x="4.4cm" svg:y="19.2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.2cm" svg:x="4cm" svg:y="18.8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.2cm" svg:x="3.6cm" svg:y="18.4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4cm" svg:height="6.8cm" svg:x="3.2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4cm" svg:height="6.8cm" svg:x="2.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4cm" svg:height="6.8cm" svg:x="2.4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4cm" svg:height="6.8cm" svg:x="2cm" svg:y="8.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1cm" svg:height="1.2cm" svg:x="9.2cm" svg:y="1.2cm">
          <text:p text:style-name="P2">GUI (uvigui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cm" svg:height="1.2cm" svg:x="2.4cm" svg:y="10.4cm">
          <text:p text:style-name="P6"><text:span text:style-name="T1">Node 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6cm" svg:height="1.2cm" svg:x="6.6cm" svg:y="12.8cm">
          <text:p text:style-name="P8">Grayscale </text:p>
          <text:p text:style-name="P8">imag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cm" svg:height="1.2cm" svg:x="6.6cm" svg:y="11.4cm">
          <text:p text:style-name="P6"><text:span text:style-name="T1">Binary </text:span></text:p>
          <text:p text:style-name="P6"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cm" svg:height="1.657cm" svg:x="2.8cm" svg:y="8.8cm">
          <draw:text-box>
            <text:p text:style-name="P10"><text:span text:style-name="T2">Localization Node Sockets</text:span></text:p>
          </draw:text-box>
        </draw:frame>
        <draw:line draw:style-name="gr10" draw:text-style-name="P12" draw:layer="layout" svg:x1="6cm" svg:y1="18cm" svg:x2="6cm" svg:y2="15.6cm">
          <text:p/>
        </draw:line>
        <draw:line draw:style-name="gr11" draw:text-style-name="P12" draw:layer="layout" svg:x1="6.4cm" svg:y1="18.4cm" svg:x2="6.4cm" svg:y2="16cm">
          <text:p/>
        </draw:line>
        <draw:line draw:style-name="gr11" draw:text-style-name="P12" draw:layer="layout" svg:x1="6.8cm" svg:y1="18.8cm" svg:x2="6.8cm" svg:y2="16.4cm">
          <text:p/>
        </draw:line>
        <draw:line draw:style-name="gr11" draw:text-style-name="P12" draw:layer="layout" svg:x1="7.2cm" svg:y1="19.2cm" svg:x2="7.2cm" svg:y2="16.8cm">
          <text:p/>
        </draw:line>
        <draw:custom-shape draw:style-name="gr4" draw:text-style-name="P2" draw:layer="layout" svg:width="5.2cm" svg:height="1.2cm" svg:x="3.2cm" svg:y="18cm">
          <text:p text:style-name="P2">Localization Node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cm" svg:height="1.6cm" svg:x="15.6cm" svg:y="9.4cm">
          <text:p text:style-name="P2">Goal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2cm" svg:height="2cm" svg:x="21cm" svg:y="11.6cm">
          <text:p text:style-name="P2">Batte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2" draw:layer="layout" svg:x1="1.6cm" svg:y1="11cm" svg:x2="2.4cm" svg:y2="11cm">
          <text:p/>
        </draw:line>
        <draw:line draw:style-name="gr14" draw:text-style-name="P12" draw:layer="layout" svg:x1="1.6cm" svg:y1="3.2cm" svg:x2="1.6cm" svg:y2="11cm">
          <text:p/>
        </draw:line>
        <draw:frame draw:style-name="gr9" draw:text-style-name="P11" draw:layer="layout" svg:width="7cm" svg:height="1.657cm" svg:x="3.2cm" svg:y="9.6cm">
          <draw:text-box>
            <text:p text:style-name="P10"><text:span text:style-name="T2">INPUT</text:span></text:p>
          </draw:text-box>
        </draw:frame>
        <draw:frame draw:style-name="gr15" draw:text-style-name="P11" draw:layer="layout" svg:width="2.8cm" svg:height="1.057cm" svg:x="6.8cm" svg:y="9.6cm">
          <draw:text-box>
            <text:p text:style-name="P10"><text:span text:style-name="T2">OUTPUT</text:span></text:p>
          </draw:text-box>
        </draw:frame>
        <draw:line draw:style-name="gr11" draw:text-style-name="P12" draw:layer="layout" svg:x1="12.4cm" svg:y1="14.8cm" svg:x2="12.4cm" svg:y2="2.4cm">
          <text:p/>
        </draw:line>
        <draw:line draw:style-name="gr11" draw:text-style-name="P12" draw:layer="layout" svg:x1="21.6cm" svg:y1="8cm" svg:x2="21.6cm" svg:y2="11.6cm">
          <text:p/>
        </draw:line>
        <draw:custom-shape draw:style-name="gr16" draw:text-style-name="P5" draw:layer="layout" svg:width="5cm" svg:height="2cm" svg:x="5.4cm" svg:y="3.8cm">
          <text:p text:style-name="P2">multiplecamera</text:p>
          <text:p text:style-name="P2">(uvisensor) 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cm" svg:height="2cm" svg:x="17.2cm" svg:y="3.2cm">
          <text:p text:style-name="P2">navigator</text:p>
          <text:p text:style-name="P2">(uvirobot) 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3.2cm" svg:y1="5.2cm" svg:x2="13.2cm" svg:y2="12.6cm">
          <text:p/>
        </draw:line>
        <draw:line draw:style-name="gr11" draw:text-style-name="P12" draw:layer="layout" svg:x1="16.6cm" svg:y1="2.4cm" svg:x2="16.6cm" svg:y2="9.4cm">
          <text:p/>
        </draw:line>
        <draw:custom-shape draw:style-name="gr17" draw:text-style-name="P4" draw:layer="layout" svg:width="1.2cm" svg:height="1.6cm" svg:x="13.6cm" svg:y="9.4cm">
          <text:p text:style-name="P2">fps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3.8cm" svg:y1="4.4cm" svg:x2="13.8cm" svg:y2="9.4cm">
          <text:p/>
        </draw:line>
        <draw:line draw:style-name="gr14" draw:text-style-name="P12" draw:layer="layout" svg:x1="13.8cm" svg:y1="4.4cm" svg:x2="10.4cm" svg:y2="4.4cm">
          <text:p/>
        </draw:line>
        <draw:line draw:style-name="gr14" draw:text-style-name="P12" draw:layer="layout" svg:x1="13.8cm" svg:y1="4.4cm" svg:x2="10.4cm" svg:y2="4.4cm">
          <text:p/>
        </draw:line>
        <draw:line draw:style-name="gr14" draw:text-style-name="P12" draw:layer="layout" svg:x1="13.2cm" svg:y1="5.2cm" svg:x2="10.4cm" svg:y2="5.2cm">
          <text:p/>
        </draw:line>
        <draw:custom-shape draw:style-name="gr2" draw:text-style-name="P2" draw:layer="layout" svg:width="1.8cm" svg:height="1.2cm" svg:x="24.4cm" svg:y="6cm">
          <text:p text:style-name="P2">UGV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4cm" svg:y1="9.4cm" svg:x2="14.4cm" svg:y2="2.4cm">
          <text:p/>
        </draw:line>
        <draw:line draw:style-name="gr11" draw:text-style-name="P12" draw:layer="layout" svg:x1="15.2cm" svg:y1="12.6cm" svg:x2="15.2cm" svg:y2="2.4cm">
          <text:p/>
        </draw:line>
        <draw:line draw:style-name="gr14" draw:text-style-name="P12" draw:layer="layout" svg:x1="12cm" svg:y1="6.8cm" svg:x2="7.8cm" svg:y2="6.8cm">
          <text:p/>
        </draw:line>
        <draw:line draw:style-name="gr11" draw:text-style-name="P12" draw:layer="layout" svg:x1="7.8cm" svg:y1="6.8cm" svg:x2="7.8cm" svg:y2="5.8cm">
          <text:p/>
        </draw:line>
        <draw:line draw:style-name="gr14" draw:text-style-name="P12" draw:layer="layout" svg:x1="12cm" svg:y1="10.8cm" svg:x2="12cm" svg:y2="6.8cm">
          <text:p/>
        </draw:line>
        <draw:line draw:style-name="gr14" draw:text-style-name="P12" draw:layer="layout" svg:x1="12cm" svg:y1="10.8cm" svg:x2="10cm" svg:y2="10.8cm">
          <text:p/>
        </draw:line>
        <draw:custom-shape draw:style-name="gr8" draw:text-style-name="P7" draw:layer="layout" svg:width="3.6cm" svg:height="1.2cm" svg:x="6.6cm" svg:y="14.2cm">
          <text:p text:style-name="P6"><text:span text:style-name="T1">RGB </text:span></text:p>
          <text:p text:style-name="P6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6cm" svg:height="0.8cm" svg:x="6.6cm" svg:y="10.4cm">
          <text:p text:style-name="P6"><text:span text:style-name="T1">Triangle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2.4cm" svg:y1="12cm" svg:x2="10.2cm" svg:y2="12cm">
          <text:p/>
        </draw:line>
        <draw:line draw:style-name="gr14" draw:text-style-name="P12" draw:layer="layout" svg:x1="12.4cm" svg:y1="13.4cm" svg:x2="10.2cm" svg:y2="13.4cm">
          <text:p/>
        </draw:line>
        <draw:line draw:style-name="gr14" draw:text-style-name="P12" draw:layer="layout" svg:x1="12.4cm" svg:y1="14.8cm" svg:x2="10.2cm" svg:y2="14.8cm">
          <text:p/>
        </draw:line>
        <draw:line draw:style-name="gr11" draw:text-style-name="P12" draw:layer="layout" svg:x1="22.2cm" svg:y1="6.8cm" svg:x2="24.4cm" svg:y2="6.8cm">
          <text:p/>
        </draw:line>
        <draw:line draw:style-name="gr11" draw:text-style-name="P12" draw:layer="layout" svg:x1="19.8cm" svg:y1="5.2cm" svg:x2="19.8cm" svg:y2="6cm">
          <text:p/>
        </draw:line>
        <draw:custom-shape draw:style-name="gr19" draw:text-style-name="P4" draw:layer="layout" svg:width="2.1cm" svg:height="2cm" svg:x="18.3cm" svg:y="11.6cm">
          <text:p text:style-name="P2">Speed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8cm" svg:y1="13.4cm" svg:x2="18cm" svg:y2="5.2cm">
          <text:p/>
        </draw:line>
        <draw:line draw:style-name="gr14" draw:text-style-name="P12" draw:layer="layout" svg:x1="18cm" svg:y1="13.4cm" svg:x2="15.4cm" svg:y2="13.4cm">
          <text:p/>
        </draw:line>
        <draw:line draw:style-name="gr11" draw:text-style-name="P12" draw:layer="layout" svg:x1="19.4cm" svg:y1="11.6cm" svg:x2="19.4cm" svg:y2="8cm">
          <text:p/>
        </draw:line>
        <draw:line draw:style-name="gr14" draw:text-style-name="P12" draw:layer="layout" svg:x1="10cm" svg:y1="2.4cm" svg:x2="10cm" svg:y2="3.2cm">
          <text:p/>
        </draw:line>
        <draw:line draw:style-name="gr14" draw:text-style-name="P12" draw:layer="layout" svg:x1="10cm" svg:y1="3.2cm" svg:x2="1.6cm" svg:y2="3.2cm">
          <text:p/>
        </draw:line>
        <draw:custom-shape draw:style-name="gr20" draw:text-style-name="P4" draw:layer="layout" svg:width="3.2cm" svg:height="2cm" svg:x="12.8cm" svg:y="12.6cm">
          <text:p text:style-name="P2">Position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4cm" svg:height="2cm" svg:x="19.2cm" svg:y="6cm">
          <text:p text:style-name="P2">messenger</text:p>
          <text:p text:style-name="P2">(uvirobot) 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8.8cm" svg:y1="5.2cm" svg:x2="18.8cm" svg:y2="11.6cm">
          <text:p/>
        </draw:line>
        <draw:line draw:style-name="gr11" draw:text-style-name="P12" draw:layer="layout" svg:x1="23cm" svg:y1="2.8cm" svg:x2="23cm" svg:y2="11.6cm">
          <text:p/>
        </draw:line>
        <draw:line draw:style-name="gr14" draw:text-style-name="P12" draw:layer="layout" svg:x1="23cm" svg:y1="2.8cm" svg:x2="19.4cm" svg:y2="2.8cm">
          <text:p/>
        </draw:line>
        <draw:line draw:style-name="gr14" draw:text-style-name="P12" draw:layer="layout" svg:x1="19.4cm" svg:y1="2.4cm" svg:x2="19.4cm" svg:y2="2.8cm">
          <text:p/>
        </draw:line>
        <draw:line draw:style-name="gr11" draw:text-style-name="P12" draw:layer="layout" svg:x1="6cm" svg:y1="16.2cm" svg:x2="6cm" svg:y2="18cm">
          <text:p/>
        </draw:line>
        <draw:frame draw:style-name="gr9" draw:text-style-name="P14" draw:layer="layout" svg:width="7cm" svg:height="1.657cm" svg:x="1.8cm" svg:y="1.143cm">
          <draw:text-box>
            <text:p text:style-name="P13"><text:span text:style-name="T3">UviSpace</text:span></text:p>
          </draw:text-box>
        </draw:frame>
        <draw:frame draw:style-name="gr9" draw:text-style-name="P16" draw:layer="layout" svg:width="7cm" svg:height="1.657cm" svg:x="16.8cm" svg:y="16.143cm">
          <draw:text-box>
            <text:p text:style-name="P15"><text:span text:style-name="T4">ZeroMQ Sockets</text:span></text:p>
          </draw:text-box>
        </draw:frame>
        <draw:line draw:style-name="gr11" draw:text-style-name="P12" draw:layer="layout" svg:x1="17.4cm" svg:y1="9.4cm" svg:x2="17.4cm" svg:y2="5.2cm">
          <text:p/>
        </draw:lin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7:24:25.728000000</meta:creation-date>
    <dc:date>2018-11-27T18:48:50.491000000</dc:date>
    <meta:editing-duration>PT22M37S</meta:editing-duration>
    <meta:editing-cycles>3</meta:editing-cycles>
    <meta:generator>LibreOffice/5.3.4.2$Windows_x86 LibreOffice_project/f82d347ccc0be322489bf7da61d7e4ad13fe2ff3</meta:generator>
    <meta:document-statistic meta:object-count="90"/>
  </office:meta>
</office:document-meta>
</file>